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0fa150"/>
    </style:style>
    <style:style style:name="P2" style:family="paragraph" style:parent-style-name="Standard">
      <style:paragraph-properties fo:line-height="200%"/>
      <style:text-properties officeooo:rsid="000fa150" officeooo:paragraph-rsid="000fa150"/>
    </style:style>
    <style:style style:name="P3" style:family="paragraph" style:parent-style-name="Standard">
      <style:paragraph-properties fo:line-height="200%" fo:text-align="center" style:justify-single-word="false"/>
      <style:text-properties officeooo:rsid="000fa150" officeooo:paragraph-rsid="000fa150"/>
    </style:style>
    <style:style style:name="P4" style:family="paragraph" style:parent-style-name="Standard">
      <style:paragraph-properties fo:line-height="200%" fo:text-align="start" style:justify-single-word="false"/>
      <style:text-properties officeooo:rsid="000fa150" officeooo:paragraph-rsid="000fa150"/>
    </style:style>
    <style:style style:name="P5" style:family="paragraph" style:parent-style-name="Standard">
      <style:paragraph-properties fo:line-height="200%" fo:text-align="start" style:justify-single-word="false"/>
      <style:text-properties officeooo:rsid="0012edd4" officeooo:paragraph-rsid="0012edd4"/>
    </style:style>
    <style:style style:name="P6" style:family="paragraph" style:parent-style-name="Standard">
      <style:paragraph-properties fo:line-height="200%" fo:text-align="start" style:justify-single-word="false"/>
      <style:text-properties fo:color="#800000" officeooo:rsid="0012edd4" officeooo:paragraph-rsid="0012edd4"/>
    </style:style>
    <style:style style:name="P7" style:family="paragraph" style:parent-style-name="Standard">
      <style:paragraph-properties fo:line-height="200%" fo:text-align="start" style:justify-single-word="false"/>
      <style:text-properties officeooo:rsid="000fa150" officeooo:paragraph-rsid="000fa150"/>
    </style:style>
    <style:style style:name="P8" style:family="paragraph" style:parent-style-name="Standard">
      <style:paragraph-properties fo:line-height="200%" fo:text-align="start" style:justify-single-word="false"/>
      <style:text-properties fo:color="#000000" officeooo:rsid="0012edd4" officeooo:paragraph-rsid="0012edd4"/>
    </style:style>
    <style:style style:name="P9" style:family="paragraph" style:parent-style-name="Standard">
      <style:paragraph-properties fo:margin-left="0in" fo:margin-right="0in" fo:margin-top="0.1945in" fo:margin-bottom="0.1945in" style:contextual-spacing="true" fo:line-height="200%" fo:text-align="center" style:justify-single-word="false" fo:text-indent="0in" style:auto-text-indent="false" fo:background-color="#ffffff">
        <style:background-image/>
      </style:paragraph-properties>
      <style:text-properties fo:color="#000000" officeooo:rsid="0012edd4" officeooo:paragraph-rsid="001b5378"/>
    </style:style>
    <style:style style:name="T1" style:family="text">
      <style:text-properties officeooo:rsid="0011d121"/>
    </style:style>
    <style:style style:name="T2" style:family="text">
      <style:text-properties officeooo:rsid="001315a9"/>
    </style:style>
    <style:style style:name="T3" style:family="text">
      <style:text-properties officeooo:rsid="00166a36"/>
    </style:style>
    <style:style style:name="T4" style:family="text">
      <style:text-properties style:text-underline-style="none" officeooo:rsid="0011d121"/>
    </style:style>
    <style:style style:name="T5" style:family="text">
      <style:text-properties style:text-underline-style="none" officeooo:rsid="00166a36"/>
    </style:style>
    <style:style style:name="T6" style:family="text">
      <style:text-properties style:text-underline-style="none" officeooo:rsid="00177ef5"/>
    </style:style>
    <style:style style:name="T7" style:family="text">
      <style:text-properties fo:color="#000000"/>
    </style:style>
    <style:style style:name="T8" style:family="text">
      <style:text-properties fo:color="#000000" officeooo:rsid="001315a9"/>
    </style:style>
    <style:style style:name="T9" style:family="text">
      <style:text-properties fo:color="#000000" officeooo:rsid="00177ef5"/>
    </style:style>
    <style:style style:name="T10" style:family="text">
      <style:text-properties fo:color="#000000" style:text-underline-style="none" officeooo:rsid="00177ef5"/>
    </style:style>
    <style:style style:name="T11" style:family="text">
      <style:text-properties officeooo:rsid="001b5378"/>
    </style:style>
    <style:style style:name="T12" style:family="text">
      <style:text-properties style:font-name="Times New Roman" fo:font-style="italic" fo:background-color="#ffffff" loext:char-shading-value="0" style:font-style-asian="italic" style:font-name-complex="F" style:language-complex="ar" style:country-complex="SA" style:font-style-complex="italic"/>
    </style:style>
    <style:style style:name="T13" style:family="text">
      <style:text-properties officeooo:rsid="001c42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lt Darien</text:p>
      <text:p text:style-name="P2">CO 150 11:00 am</text:p>
      <text:p text:style-name="P2">4/4/2014</text:p>
      <text:p text:style-name="P3">Stake Holder Analysis</text:p>
      <text:p text:style-name="P4"><text:tab/>The future of energy production is possibly one of the most important decisions that we will make in the foreseeable future. We know that we cannot keep doing what we are doing, but we do not know what a good alternative would be. One of the prime choices is nuclear energy. The problem with energy, like anything else is that there are several sides to the argument, and many groups representing each side. The main parties are the government, the energy companies, the community and people who will be effected, and those concerned with safety. </text:p>
      <text:p text:style-name="P4"><text:tab/>The governments concerns are obvious, while overall they hold no stake in the outcome, individually it is very important. They want to keep their constituents happy while doing what is best for the country. <text:span text:style-name="T1">They need to take in to account the laws that will have to be created or changed in order for the nuclear energy to be allowed or banned. They also need to consider the changes to foreign relations that will come with these changes. As Patel points out there are enough reactors active now running at minimal capacities that we could provide 78 percent of the power the US consumes in a year, but that would be a major upset in spending on foreign energy policies already in place. These will be major changes that need to be taken into account, but there is no definite answer from the government yet, and there will likely not be a consensus soon. </text:span></text:p>
      <text:p text:style-name="P4"/>
      <text:p text:style-name="P4"><text:soft-page-break/><text:tab/><text:span text:style-name="T1">Energy companies also have great concern for the outcome because the outcome will have a huge impact on their income. The energy companies can still be broken into two groups though; the energy generators, and energy transmitters. The energy generators will be very upset because they will no longer be needed, as the proposed reactor is significantly more efficient, safer, and modular in both size and power output. The generators are currently mostly coal based which is the cheapest option other than nuclear, but it is also the least environmentaly friendly. The other is energy transmitters. They will have a much tougher decision to make because.</text:span><text:span text:style-name="T4"> </text:span><text:span text:style-name="T5">If they are able to work a contract with the new nuclear power plants, and are able to terminate the contract that they already have they will be very happy to consider nuclear energy for the future. They are only motivated by the profits that they could gain, and the initial investment, but the former is partially based on public opinion, so they will have to consider their opinion as well. </text:span></text:p>
      <text:p text:style-name="P5"><text:tab/>The communities however are probably the largest stake hold<text:span text:style-name="T3">e</text:span>r. <text:span text:style-name="T11">Because they are so big</text:span> there is no definite answer that they could give. <text:span text:style-name="T11">They will have the have the most invested in the outcome of the nuclear energy debate</text:span>. They value cheap reliable power, but they also value safety and security from accidents and undesirable acts of man. Because they pay for both the governments and energy companies existence they will have a huge say in what will happen. If they do enough research they will <text:span text:style-name="T11">most likely decide</text:span> that nuclear is perfectly safe if implemented properly, but <text:span text:style-name="T11">they need to be </text:span>sure that it is properly implemented <text:span text:style-name="T11">because no matter how safe something can be, it is the choices made while implementing it that will ultimately decide the safety</text:span>. If they <text:soft-page-break/>are too worried about the safety to entertain the possibility their wallets will suffer (<text:span text:style-name="T13">Zagrzebski</text:span>). The people need a fair balance of safety oriented and knowledgeable people to be sure that they can get cheap energy without cutting corners.</text:p>
      <text:p text:style-name="P6"><text:tab/><text:span text:style-name="T9">There are also people who are concerned with health and safety. T</text:span><text:span text:style-name="T7">hey value the safety of the people in the communities near the reactors that could be potentially dangerous; whether from accidents, or acts of terrorism. </text:span><text:span text:style-name="T8">They would likely say that there is no way that nuclear energy (even molten salt with Thorium) is guaranteed to be safe enough at the present time. There is not enough legislation in place to be sure that the reactors are built to the specs specified by the engineers who designed them to be safe. If however there is a time in the future where we can be sure that the proper consultants will be present and heeded during the construction of the reactors. It is mathematically proven that if monitored correctly and the properly precautions are taken, there can be no accidents to happen, the only danger will be from those who wish to harm others. It will be another precaution that will need to be taken into account. </text:span><text:span text:style-name="T10">There will likely never be a world completely safe from terrorism, l</text:span><text:span text:style-name="T8">uckily the top pick for future reactor technology is not weaponizable, and only dangerous in certain aspects(Furukawa). The only answer that they will possibly have for now is not yet. It is feasible that in the near future we could have the possibility of safe and efficient energy through Thorium molten salt reactors. </text:span></text:p>
      <text:p text:style-name="P8"><text:tab/><text:span text:style-name="T2">It is obvious that the US has a lot of work to do, and a lot of arguments to hear before it makes any decisions. Unfortunately I think that the overall decision will be that nuclear is not a good option. That is because it will cost a lot </text:span><text:soft-page-break/><text:span text:style-name="T2">for the energy distributors to end their contracts ahead of time, and there is a huge number of people that are under educated about the topic. That is not to say that if you disagree with nuclear you are uneducated, but I think that it is very likely that people would change their mind if they did know more about it. </text:span><text:span text:style-name="T6">There are other stakeholders, but they are lesser known and have similar views to those that were already mentioned. </text:span><text:span text:style-name="T2">It is still important to hear these other groups out, but the points and arguments rather than their existence is the only important factor and those will be covered. It is very important that the US as well as the world realize the potential of nuclear energy for a safe, efficient, clean energy in the future if it is implemented correctly. </text:span></text:p>
      <text:p text:style-name="P8"/>
      <text:p text:style-name="P9"><text:span text:style-name="T12">"I have not given,<text:line-break/>received, or used any unauthorized assist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Stark</meta:initial-creator>
    <meta:creation-date>2014-04-04T00:05:54.892000000</meta:creation-date>
    <dc:date>2014-04-10T01:35:04.261617082</dc:date>
    <meta:editing-duration>PT1H23M25S</meta:editing-duration>
    <meta:editing-cycles>10</meta:editing-cycles>
    <meta:generator>LibreOffice/4.2.2.1$Linux_X86_64 LibreOffice_project/420m0$Build-1</meta:generator>
    <meta:document-statistic meta:table-count="0" meta:image-count="0" meta:object-count="0" meta:page-count="4" meta:paragraph-count="11" meta:word-count="1037" meta:character-count="5939" meta:non-whitespace-character-count="4902"/>
  </office:meta>
</office:document-meta>
</file>